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036cm" fo:min-width="5.977cm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8.132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3.945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4.068cm" fo:min-width="4.961cm"/>
    </style:style>
    <style:style style:name="gr5" style:family="graphic" style:parent-style-name="objectwithoutfill">
      <style:graphic-properties svg:stroke-width="0.212cm" draw:marker-start-width="0.517cm" draw:marker-end="Arrow" draw:marker-end-width="0.517cm" draw:fill="none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5.973cm" fo:min-width="7.882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 fo:min-height="5.973cm" fo:min-width="9.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477cm" svg:height="2.286cm" svg:x="13.446cm" svg:y="6.334cm">
          <text:p text:style-name="P1">/video.mp4.ezusb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699cm" svg:height="8.382cm" svg:x="1.381cm" svg:y="4.048cm">
          <text:p text:style-name="P1">View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445cm" svg:height="2.286cm" svg:x="8.239cm" svg:y="1.762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461cm" svg:height="4.318cm" svg:x="7.604cm" svg:y="12.811cm">
          <text:p text:style-name="P1">content renderer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3.73cm" svg:y1="4.048cm" svg:x2="8.239cm" svg:y2="2.905cm" draw:start-shape="id1" draw:start-glue-point="0" draw:end-shape="id2" draw:end-glue-point="3" svg:d="M3730 4048c0-762 1503-1143 4509-1143" svg:viewBox="0 0 4510 1144">
          <text:p/>
        </draw:connector>
        <draw:connector draw:style-name="gr6" draw:text-style-name="P2" draw:layer="layout" draw:type="curve" svg:x1="12.684cm" svg:y1="2.905cm" svg:x2="16.684cm" svg:y2="6.334cm" draw:start-shape="id2" draw:start-glue-point="1" draw:end-shape="id3" draw:end-glue-point="0" svg:d="M12684 2905c2667 0 4000 1143 4000 3429" svg:viewBox="0 0 4001 3430">
          <text:p/>
        </draw:connector>
        <draw:connector draw:style-name="gr6" draw:text-style-name="P2" draw:layer="layout" draw:type="curve" svg:x1="16.684cm" svg:y1="8.62cm" svg:x2="13.065cm" svg:y2="14.97cm" draw:start-shape="id3" draw:start-glue-point="2" draw:end-shape="id4" draw:end-glue-point="1" svg:d="M16684 8620c0 4234-1206 6350-3619 6350" svg:viewBox="0 0 3620 6351">
          <text:p/>
        </draw:connector>
        <draw:connector draw:style-name="gr6" draw:text-style-name="P2" draw:layer="layout" draw:type="curve" svg:x1="7.604cm" svg:y1="14.97cm" svg:x2="3.73cm" svg:y2="12.43cm" draw:start-shape="id4" draw:start-glue-point="3" draw:end-shape="id1" draw:end-glue-point="2" svg:d="M7604 14970c-2583 0-3874-846-3874-2540" svg:viewBox="0 0 3875 2541">
          <text:p/>
        </draw:connector>
        <draw:frame draw:style-name="gr7" draw:text-style-name="P5" draw:layer="layout" svg:width="4.445cm" svg:height="1.673cm" svg:x="2.27cm" svg:y="1.486cm">
          <draw:text-box>
            <text:p text:style-name="P4"><text:span text:style-name="T1">User requests file</text:span></text:p>
          </draw:text-box>
        </draw:frame>
        <draw:frame draw:style-name="gr8" draw:text-style-name="P5" draw:layer="layout" svg:width="4.953cm" svg:height="2.384cm" svg:x="14.716cm" svg:y="1.635cm">
          <draw:text-box>
            <text:p text:style-name="P4"><text:span text:style-name="T1">Web server finds encrypted file</text:span></text:p>
          </draw:text-box>
        </draw:frame>
        <draw:frame draw:style-name="gr9" draw:text-style-name="P6" draw:layer="layout" svg:width="4.318cm" svg:height="1.673cm" svg:x="15.605cm" svg:y="13.954cm">
          <draw:text-box>
            <text:p><text:span text:style-name="T1">Web server decrypts file</text:span></text:p>
          </draw:text-box>
        </draw:frame>
        <draw:frame draw:style-name="gr10" draw:text-style-name="P6" draw:layer="layout" svg:width="4.826cm" svg:height="3.095cm" svg:x="2.397cm" svg:y="14.208cm">
          <draw:text-box>
            <text:p><text:span text:style-name="T1">File is displayed with copy protection enabled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8.382cm" svg:height="6.223cm" svg:x="11.922cm" svg:y="17.002cm">
          <text:p text:style-name="P1">FILESYSTEM</text:p>
          <text:p text:style-name="P1"/>
          <text:p text:style-name="P7"><text:span text:style-name="T1">-- encryptedfile.ezusb</text:span></text:p>
          <text:p text:style-name="P7"><text:span text:style-name="T1">– </text:span><text:span text:style-name="T1">plaintext.txt</text:span></text:p>
          <text:p text:style-name="P7"><text:span text:style-name="T1">– </text:span><text:span text:style-name="T1">webserver/</text:span></text:p>
          <text:p text:style-name="P7"><text:span text:style-name="T1">– </text:span><text:span text:style-name="T1">viewer/</text:span></text:p>
          <text:p text:style-name="P7"><text:span text:style-name="T1">– </text:span><text:span text:style-name="T1">etc.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0.16cm" svg:height="6.223cm" svg:x="1.381cm" svg:y="17.002cm">
          <text:p text:style-name="P1">WEBAPP</text:p>
          <text:p text:style-name="P1"/>
          <text:list text:style-name="L1">
            <text:list-item>
              <text:p text:style-name="P7"><text:span text:style-name="T1">Minimal HTTP server </text:span></text:p>
              <text:p text:style-name="P7"><text:span text:style-name="T1">(custom node.js)</text:span></text:p>
              <text:list>
                <text:list-item>
                  <text:p text:style-name="P7"><text:span text:style-name="T1">Server decrypts files</text:span></text:p>
                </text:list-item>
              </text:list>
            </text:list-item>
            <text:list-item>
              <text:p text:style-name="P7"><text:span text:style-name="T1">Thin HTTP client</text:span></text:p>
              <text:p text:style-name="P7"><text:span text:style-name="T1">(chromium embedded)</text:span></text:p>
              <text:list>
                <text:list-item>
                  <text:p text:style-name="P7"><text:span text:style-name="T1">Client enforces content DRM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00:35:40.428158620</meta:creation-date>
    <dc:date>2018-01-06T01:51:36.610971836</dc:date>
    <meta:editing-duration>PT13M33S</meta:editing-duration>
    <meta:editing-cycles>4</meta:editing-cycles>
    <meta:generator>LibreOffice/5.1.6.2$Linux_x86 LibreOffice_project/10m0$Build-2</meta:generator>
    <meta:document-statistic meta:object-count="14"/>
  </office:meta>
</office:document-meta>
</file>